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4OutputStream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4OutputStream.write( int c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4OutputStream.process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4OutputStream.P4OutputStream( P4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